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x-locale-body, sans-serif"/>
    <style:font-face style:name="Lohit Devanagari1" svg:font-family="'Lohit Devanagari'"/>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style>
    <style:style style:name="T1" style:family="text">
      <style:text-properties fo:font-variant="normal" fo:text-transform="none" fo:color="#333333" style:font-name="Arial" fo:font-size="12pt" fo:letter-spacing="normal" fo:font-style="normal" fo:font-weight="normal"/>
    </style:style>
    <style:style style:name="T2" style:family="text">
      <style:text-properties fo:font-variant="normal" fo:text-transform="none" fo:color="#333333" fo:letter-spacing="normal"/>
    </style:style>
    <style:style style:name="T3" style:family="text">
      <style:text-properties fo:font-variant="normal" fo:text-transform="none" fo:color="#990000" style:text-line-through-style="none" style:text-line-through-type="none" style:font-name="consolas" fo:font-size="12pt" fo:letter-spacing="normal" fo:font-style="normal" style:text-underline-style="none" fo:font-weight="normal" style:text-blinking="false"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 asynchronous function is a function which operates asynchronously via the event loop,</text:p>
      <text:p text:style-name="Standard">using an implicit Promise to return its result.</text:p>
      <text:p text:style-name="Standard"/>
      <text:p text:style-name="Standard">But the syntax and structure of your code using async functions is much more like using standard synchronous functions</text:p>
      <text:p text:style-name="Standard"/>
      <text:p text:style-name="P1"><text:span text:style-name="T1">A </text:span><text:a xlink:type="simple" xlink:href="https://developer.mozilla.org/en/docs/Web/JavaScript/Reference/Global_Objects/Promise" text:style-name="Internet_20_link" text:visited-style-name="Visited_20_Internet_20_Link"><text:span text:style-name="Source_20_Text"><text:span text:style-name="T3">Promise</text:span></text:span></text:a><text:span text:style-name="T2"> </text:span><text:span text:style-name="T1">which will be resolved with the value returned by the async function, or rejected with an uncaught exception thrown from within the async function.</text:span></text:p>
      <text:p text:style-name="Standard"/>
      <text:p text:style-name="Standard">await</text:p>
      <text:p text:style-name="Standard"/>
      <text:p text:style-name="Standard">An async function can contain an await expression that pauses the execution of the async function and waits for the passed Promise's resolution, and then resumes the async function's execution and returns the resolved value.</text:p>
      <text:p text:style-name="Standard"/>
      <text:p text:style-name="Standard"/>
      <text:p text:style-name="Standard"/>
      <text:p text:style-name="Standard">Point to remember</text:p>
      <text:p text:style-name="Standard"/>
      <text:p text:style-name="Standard">The purpose of async/await functions is to simplify the behavior of using promises synchronously and to perform some behavior on a group of Promises. Just as Promises are similar to structured callbacks, async/await is similar to combining generators and prom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x-locale-body, sans-serif"/>
    <style:font-face style:name="Lohit Devanagari1" svg:font-family="'Lohit Devanagari'"/>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24:30.207044567</meta:creation-date>
    <dc:date>2019-04-12T17:50:04.816789121</dc:date>
    <meta:editing-duration>PT33M15S</meta:editing-duration>
    <meta:editing-cycles>2</meta:editing-cycles>
    <meta:generator>LibreOffice/6.0.7.3$Linux_X86_64 LibreOffice_project/00m0$Build-3</meta:generator>
    <meta:document-statistic meta:table-count="0" meta:image-count="0" meta:object-count="0" meta:page-count="1" meta:paragraph-count="8" meta:word-count="145" meta:character-count="920" meta:non-whitespace-character-count="783"/>
  </office:meta>
</office:document-meta>
</file>